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Nimbus Mono PS" svg:font-family="'Nimbus Mono PS'"/>
    <style:font-face style:name="PT Sans" svg:font-family="'PT Sans', Arial, sans-serif"/>
    <style:font-face style:name="Times New RTimes New Roman" svg:font-family="'Times New RTimes New Roman'"/>
    <style:font-face style:name="Times New Roman4"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style:font-face style:name="Times New ROman" svg:font-family="'Times New ROman'" style:font-family-generic="roman"/>
    <style:font-face style:name="Times New Roman3"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4" style:family="table">
      <style:table-properties style:width="8.446cm" fo:margin-left="8.05cm" table:align="left"/>
    </style:style>
    <style:style style:name="Таблица4.A" style:family="table-column">
      <style:table-column-properties style:column-width="4.223cm"/>
    </style:style>
    <style:style style:name="Таблица4.A1" style:family="table-cell">
      <style:table-cell-properties style:vertical-align="middle" fo:padding="0.097cm" fo:border-left="0.05pt solid #000000" fo:border-right="none" fo:border-top="0.05pt solid #000000" fo:border-bottom="0.05pt solid #000000"/>
    </style:style>
    <style:style style:name="Таблица4.B1" style:family="table-cell">
      <style:table-cell-properties fo:padding="0.097cm" fo:border="0.05pt solid #000000"/>
    </style:style>
    <style:style style:name="Таблица4.A2" style:family="table-cell">
      <style:table-cell-properties fo:padding="0.097cm" fo:border-left="0.05pt solid #000000" fo:border-right="none" fo:border-top="none" fo:border-bottom="0.05pt solid #000000"/>
    </style:style>
    <style:style style:name="Таблица4.B2" style:family="table-cell">
      <style:table-cell-properties fo:padding="0.097cm" fo:border-left="0.05pt solid #000000" fo:border-right="0.05pt solid #000000" fo:border-top="none" fo:border-bottom="0.05pt solid #000000"/>
    </style:style>
    <style:style style:name="Таблица4.A3" style:family="table-cell">
      <style:table-cell-properties fo:padding="0.097cm" fo:border-left="0.05pt solid #000000" fo:border-right="none" fo:border-top="none" fo:border-bottom="0.05pt solid #000000"/>
    </style:style>
    <style:style style:name="Таблица4.B3" style:family="table-cell">
      <style:table-cell-properties fo:padding="0.097cm" fo:border-left="0.05pt solid #000000" fo:border-right="0.05pt solid #000000" fo:border-top="none" fo:border-bottom="0.05pt solid #000000"/>
    </style:style>
    <style:style style:name="Таблица4.A4" style:family="table-cell">
      <style:table-cell-properties fo:padding="0.097cm" fo:border-left="0.05pt solid #000000" fo:border-right="none" fo:border-top="none" fo:border-bottom="0.05pt solid #000000"/>
    </style:style>
    <style:style style:name="Таблица4.B4" style:family="table-cell">
      <style:table-cell-properties fo:padding="0.097cm" fo:border-left="0.05pt solid #000000" fo:border-right="0.05pt solid #000000" fo:border-top="none" fo:border-bottom="0.05pt solid #000000"/>
    </style:style>
    <style:style style:name="Таблица4.A5" style:family="table-cell">
      <style:table-cell-properties fo:padding="0.097cm" fo:border-left="0.05pt solid #000000" fo:border-right="none" fo:border-top="none" fo:border-bottom="0.05pt solid #000000"/>
    </style:style>
    <style:style style:name="Таблица4.B5" style:family="table-cell">
      <style:table-cell-properties fo:padding="0.097cm" fo:border-left="0.05pt solid #000000" fo:border-right="0.05pt solid #000000" fo:border-top="none" fo:border-bottom="0.05pt solid #000000"/>
    </style:style>
    <style:style style:name="funcs" style:family="table">
      <style:table-properties style:width="17.992cm" table:align="margins"/>
    </style:style>
    <style:style style:name="funcs.A" style:family="table-column">
      <style:table-column-properties style:column-width="8.996cm" style:rel-column-width="32767*"/>
    </style:style>
    <style:style style:name="func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funcs.B1" style:family="table-cell">
      <style:table-cell-properties fo:background-color="transparent" fo:padding="0.097cm" fo:border="0.5pt solid #000000" style:writing-mode="page">
        <style:background-image/>
      </style:table-cell-properties>
    </style:style>
    <style:style style:name="func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func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7.992cm" fo:break-before="page" table:align="margins" fo:background-color="transparent" style:may-break-between-rows="false">
        <style:background-image/>
      </style:table-properties>
    </style:style>
    <style:style style:name="Table1.A" style:family="table-column">
      <style:table-column-properties style:column-width="5.997cm" style:rel-column-width="2184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vars" style:family="table">
      <style:table-properties style:width="17.889cm" table:align="right"/>
    </style:style>
    <style:style style:name="vars.A" style:family="table-column">
      <style:table-column-properties style:column-width="8.899cm"/>
    </style:style>
    <style:style style:name="vars.B" style:family="table-column">
      <style:table-column-properties style:column-width="8.991cm"/>
    </style:style>
    <style:style style:name="vars.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vars.B1" style:family="table-cell">
      <style:table-cell-properties fo:background-color="transparent" fo:padding="0.097cm" fo:border="0.5pt solid #000000" style:writing-mode="page">
        <style:background-image/>
      </style:table-cell-properties>
    </style:style>
    <style:style style:name="vars.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vars.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КП">
      <style:paragraph-properties fo:margin-left="0cm" fo:margin-right="0cm" fo:text-align="center" style:justify-single-word="false" fo:text-indent="0cm" style:auto-text-indent="false"/>
      <style:text-properties fo:language="ru" fo:country="RU" officeooo:rsid="006fba76" officeooo:paragraph-rsid="006fba76"/>
    </style:style>
    <style:style style:name="P2" style:family="paragraph" style:parent-style-name="КП">
      <style:paragraph-properties fo:margin-left="0cm" fo:margin-right="0cm" fo:text-align="center" style:justify-single-word="false" fo:text-indent="0cm" style:auto-text-indent="false"/>
      <style:text-properties fo:font-size="14pt" fo:language="ru" fo:country="RU" fo:font-weight="normal" officeooo:rsid="006d21b7" officeooo:paragraph-rsid="006fba76" style:font-size-asian="14pt" style:font-weight-asian="normal" style:font-size-complex="14pt" style:font-weight-complex="normal"/>
    </style:style>
    <style:style style:name="P3" style:family="paragraph" style:parent-style-name="КП">
      <style:paragraph-properties fo:margin-left="0cm" fo:margin-right="0cm" fo:text-align="center" style:justify-single-word="false" fo:text-indent="0cm" style:auto-text-indent="false"/>
      <style:text-properties fo:font-size="14pt" fo:language="en" fo:country="US" fo:font-weight="normal" officeooo:rsid="006d21b7" officeooo:paragraph-rsid="006d21b7" style:font-size-asian="14pt" style:font-weight-asian="normal" style:font-size-complex="14pt" style:font-weight-complex="normal"/>
    </style:style>
    <style:style style:name="P4" style:family="paragraph" style:parent-style-name="КП">
      <style:paragraph-properties fo:margin-left="0cm" fo:margin-right="0cm" fo:text-align="center" style:justify-single-word="false" fo:text-indent="0cm" style:auto-text-indent="false">
        <style:tab-stops>
          <style:tab-stop style:position="13.6cm"/>
        </style:tab-stops>
      </style:paragraph-properties>
      <style:text-properties fo:font-size="14pt" fo:language="en" fo:country="US" fo:font-weight="normal" officeooo:rsid="006d21b7" officeooo:paragraph-rsid="006d21b7" style:font-size-asian="14pt" style:font-weight-asian="normal" style:font-size-complex="14pt" style:font-weight-complex="normal"/>
    </style:style>
    <style:style style:name="P5" style:family="paragraph" style:parent-style-name="Standard">
      <style:paragraph-properties fo:margin-left="0cm" fo:margin-right="0cm" fo:margin-top="0cm" fo:margin-bottom="0cm" loext:contextual-spacing="false" fo:text-align="center" style:justify-single-word="false" fo:text-indent="0cm" style:auto-text-indent="false"/>
      <style:text-properties style:font-name="Times New Roman2" fo:font-size="14pt" fo:language="en" fo:country="US" fo:font-weight="normal" officeooo:rsid="006d21b7" officeooo:paragraph-rsid="0251b067" style:font-size-asian="14pt" style:font-weight-asian="normal" style:font-name-complex="Times New Roman5" style:font-size-complex="14pt" style:font-weight-complex="normal"/>
    </style:style>
    <style:style style:name="P6" style:family="paragraph" style:parent-style-name="Table_20_Contents">
      <style:paragraph-properties fo:text-align="end" style:justify-single-word="false"/>
      <style:text-properties style:font-name="Times New Roman1" fo:font-size="14pt" fo:language="ru" fo:country="RU" officeooo:rsid="006fba76" officeooo:paragraph-rsid="006fba76"/>
    </style:style>
    <style:style style:name="P7" style:family="paragraph" style:parent-style-name="Table_20_Contents">
      <style:paragraph-properties fo:text-align="end" style:justify-single-word="false"/>
      <style:text-properties style:font-name="Times New Roman1" fo:font-size="14pt"/>
    </style:style>
    <style:style style:name="P8" style:family="paragraph" style:parent-style-name="Table_20_Contents">
      <style:paragraph-properties fo:text-align="end" style:justify-single-word="false"/>
      <style:text-properties style:font-name="Times New Roman1" fo:font-size="14pt" officeooo:rsid="006fba76" officeooo:paragraph-rsid="006fba76"/>
    </style:style>
    <style:style style:name="P9" style:family="paragraph" style:parent-style-name="Standard">
      <style:paragraph-properties fo:margin-top="0cm" fo:margin-bottom="0cm" loext:contextual-spacing="false"/>
      <style:text-properties officeooo:paragraph-rsid="0251b067"/>
    </style:style>
    <style:style style:name="P10" style:family="paragraph" style:parent-style-name="Standard">
      <style:paragraph-properties fo:margin-top="0cm" fo:margin-bottom="0cm" loext:contextual-spacing="false" fo:text-align="center" style:justify-single-word="false"/>
      <style:text-properties style:font-name="Times New Roman2" fo:font-size="14pt" fo:font-weight="bold" officeooo:paragraph-rsid="0251b067" style:font-size-asian="14pt" style:font-weight-asian="bold" style:font-name-complex="Times New Roman5" style:font-size-complex="14pt"/>
    </style:style>
    <style:style style:name="P11" style:family="paragraph" style:parent-style-name="Standard">
      <style:paragraph-properties fo:margin-top="0cm" fo:margin-bottom="0cm" loext:contextual-spacing="false" fo:text-align="center" style:justify-single-word="false"/>
      <style:text-properties style:font-name="Times New Roman2" fo:font-size="14pt" officeooo:paragraph-rsid="0251b067" style:font-size-asian="14pt" style:font-name-complex="Times New Roman5" style:font-size-complex="14pt"/>
    </style:style>
    <style:style style:name="P12" style:family="paragraph" style:parent-style-name="Standard">
      <style:paragraph-properties fo:margin-left="0cm" fo:margin-right="1.499cm" fo:margin-top="0cm" fo:margin-bottom="0cm" loext:contextual-spacing="false" fo:text-align="center" style:justify-single-word="false" fo:text-indent="0cm" style:auto-text-indent="false"/>
      <style:text-properties style:font-name="Times New Roman2" fo:font-size="14pt" officeooo:paragraph-rsid="0251b067" style:font-size-asian="14pt" style:font-name-complex="Times New Roman5" style:font-size-complex="14pt"/>
    </style:style>
    <style:style style:name="P13" style:family="paragraph" style:parent-style-name="Standard" style:master-page-name="First_20_Page">
      <style:paragraph-properties fo:margin-left="0cm" fo:margin-right="1.499cm" fo:margin-top="0cm" fo:margin-bottom="0cm" loext:contextual-spacing="false" fo:text-align="center" style:justify-single-word="false" fo:text-indent="1.249cm" style:auto-text-indent="false" style:page-number="auto"/>
      <style:text-properties style:font-name="Times New Roman2" fo:font-size="14pt" officeooo:paragraph-rsid="0251b067" style:font-size-asian="14pt" style:font-name-complex="Times New Roman5" style:font-size-complex="14pt"/>
    </style:style>
    <style:style style:name="P14" style:family="paragraph" style:parent-style-name="Text_20_body">
      <style:text-properties fo:language="none" fo:country="none" officeooo:rsid="0281eadf" officeooo:paragraph-rsid="0281eadf"/>
    </style:style>
    <style:style style:name="P15" style:family="paragraph" style:parent-style-name="Text_20_body">
      <style:text-properties officeooo:rsid="027e463c" officeooo:paragraph-rsid="027e463c"/>
    </style:style>
    <style:style style:name="P16" style:family="paragraph" style:parent-style-name="Heading_20_1">
      <style:text-properties fo:language="none" fo:country="none" officeooo:rsid="0268903d" officeooo:paragraph-rsid="0268903d"/>
    </style:style>
    <style:style style:name="P17" style:family="paragraph" style:parent-style-name="Heading_20_1">
      <style:text-properties officeooo:rsid="0277ed34" officeooo:paragraph-rsid="0277ed34"/>
    </style:style>
    <style:style style:name="P18" style:family="paragraph" style:parent-style-name="Heading_20_1">
      <style:paragraph-properties fo:break-before="page"/>
      <style:text-properties officeooo:rsid="026ebc10" officeooo:paragraph-rsid="026ebc10"/>
    </style:style>
    <style:style style:name="P19" style:family="paragraph" style:parent-style-name="Heading_20_1">
      <style:paragraph-properties fo:break-before="page"/>
      <style:text-properties officeooo:rsid="0277a214" officeooo:paragraph-rsid="0277a214"/>
    </style:style>
    <style:style style:name="P20" style:family="paragraph" style:parent-style-name="Heading_20_1">
      <style:paragraph-properties fo:break-before="page"/>
      <style:text-properties officeooo:rsid="027aeaa1" officeooo:paragraph-rsid="027aeaa1"/>
    </style:style>
    <style:style style:name="P21" style:family="paragraph" style:parent-style-name="Heading_20_1">
      <style:paragraph-properties fo:break-before="page"/>
      <style:text-properties officeooo:rsid="028068c1" officeooo:paragraph-rsid="028068c1"/>
    </style:style>
    <style:style style:name="P22" style:family="paragraph" style:parent-style-name="Heading_20_1">
      <style:paragraph-properties fo:break-before="page"/>
      <style:text-properties officeooo:rsid="02838616" officeooo:paragraph-rsid="02838616"/>
    </style:style>
    <style:style style:name="P23" style:family="paragraph" style:parent-style-name="Heading_20_1">
      <style:paragraph-properties fo:break-before="page"/>
      <style:text-properties officeooo:rsid="028398f8" officeooo:paragraph-rsid="028398f8"/>
    </style:style>
    <style:style style:name="P24" style:family="paragraph" style:parent-style-name="Contents_20_1">
      <style:paragraph-properties>
        <style:tab-stops>
          <style:tab-stop style:position="17.992cm" style:type="right" style:leader-style="dotted" style:leader-text="."/>
        </style:tab-stops>
      </style:paragraph-properties>
    </style:style>
    <style:style style:name="P25" style:family="paragraph" style:parent-style-name="КП">
      <style:paragraph-properties fo:margin-left="0cm" fo:margin-right="0cm" fo:text-indent="0cm" style:auto-text-indent="false"/>
    </style:style>
    <style:style style:name="P26" style:family="paragraph" style:parent-style-name="КП">
      <style:paragraph-properties fo:margin-left="0cm" fo:margin-right="0cm" fo:text-align="center" style:justify-single-word="false" fo:text-indent="0cm" style:auto-text-indent="false"/>
      <style:text-properties fo:font-size="14pt" fo:language="ru" fo:country="RU" fo:font-weight="normal" officeooo:rsid="006d21b7" officeooo:paragraph-rsid="006fba76" style:font-size-asian="14pt" style:font-weight-asian="normal" style:font-size-complex="14pt" style:font-weight-complex="normal"/>
    </style:style>
    <style:style style:name="P27" style:family="paragraph" style:parent-style-name="КП">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6d1359" officeooo:paragraph-rsid="026f316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КП">
      <style:paragraph-properties fo:margin-left="0cm" fo:margin-right="0cm" fo:text-align="start" style:justify-single-word="false" fo:text-indent="0cm"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027aeaa1" officeooo:paragraph-rsid="027d0af0"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КП">
      <style:paragraph-properties fo:margin-left="0cm" fo:margin-right="0cm" fo:text-align="start" style:justify-single-word="false" fo:text-indent="0cm" style:auto-text-indent="false"/>
      <style:text-properties officeooo:rsid="026a5c06" officeooo:paragraph-rsid="026a5c06"/>
    </style:style>
    <style:style style:name="P30" style:family="paragraph" style:parent-style-name="КП">
      <style:paragraph-properties fo:margin-left="0cm" fo:margin-right="0cm" fo:text-align="start" style:justify-single-word="false" fo:text-indent="0cm" style:auto-text-indent="false"/>
      <style:text-properties officeooo:rsid="026d1359" officeooo:paragraph-rsid="026d1359"/>
    </style:style>
    <style:style style:name="P31" style:family="paragraph" style:parent-style-name="КП">
      <style:paragraph-properties fo:margin-left="0cm" fo:margin-right="0cm" fo:text-indent="0cm" style:auto-text-indent="false"/>
      <style:text-properties officeooo:rsid="026ebc10" officeooo:paragraph-rsid="026ebc10"/>
    </style:style>
    <style:style style:name="P32" style:family="paragraph" style:parent-style-name="КП">
      <style:paragraph-properties fo:margin-left="0cm" fo:margin-right="0cm" fo:text-align="start" style:justify-single-word="false" fo:text-indent="0cm" style:auto-text-indent="false"/>
      <style:text-properties officeooo:rsid="026f3169" officeooo:paragraph-rsid="026f3169"/>
    </style:style>
    <style:style style:name="P33" style:family="paragraph" style:parent-style-name="КП">
      <style:paragraph-properties fo:margin-left="0cm" fo:margin-right="0cm" fo:text-indent="0cm" style:auto-text-indent="false"/>
      <style:text-properties officeooo:rsid="026fe7a6" officeooo:paragraph-rsid="026fe7a6"/>
    </style:style>
    <style:style style:name="P34" style:family="paragraph" style:parent-style-name="КП">
      <style:paragraph-properties fo:margin-left="0cm" fo:margin-right="0cm" fo:text-indent="0cm" style:auto-text-indent="false"/>
      <style:text-properties officeooo:rsid="0271930d" officeooo:paragraph-rsid="0271930d"/>
    </style:style>
    <style:style style:name="P35" style:family="paragraph" style:parent-style-name="КП">
      <style:paragraph-properties fo:margin-left="0cm" fo:margin-right="0cm" fo:text-indent="0cm" style:auto-text-indent="false"/>
      <style:text-properties officeooo:rsid="02722d16" officeooo:paragraph-rsid="02722d16"/>
    </style:style>
    <style:style style:name="P36" style:family="paragraph" style:parent-style-name="КП">
      <style:paragraph-properties fo:margin-left="0cm" fo:margin-right="0cm" fo:text-indent="0cm" style:auto-text-indent="false"/>
      <style:text-properties officeooo:rsid="0276b90b" officeooo:paragraph-rsid="0276b90b"/>
    </style:style>
    <style:style style:name="P37" style:family="paragraph" style:parent-style-name="КП">
      <style:paragraph-properties fo:margin-left="0cm" fo:margin-right="0cm" fo:text-indent="0cm" style:auto-text-indent="false"/>
      <style:text-properties officeooo:rsid="02791a33" officeooo:paragraph-rsid="02791a33"/>
    </style:style>
    <style:style style:name="P38" style:family="paragraph" style:parent-style-name="КП">
      <style:paragraph-properties fo:margin-left="0cm" fo:margin-right="0cm" fo:text-indent="0cm" style:auto-text-indent="false"/>
      <style:text-properties officeooo:rsid="027aeaa1" officeooo:paragraph-rsid="027aeaa1"/>
    </style:style>
    <style:style style:name="P39" style:family="paragraph" style:parent-style-name="КП">
      <style:paragraph-properties fo:margin-left="0cm" fo:margin-right="0cm" fo:text-indent="0cm" style:auto-text-indent="false"/>
      <style:text-properties officeooo:paragraph-rsid="027aeaa1"/>
    </style:style>
    <style:style style:name="P40" style:family="paragraph" style:parent-style-name="КП">
      <style:paragraph-properties fo:margin-left="0cm" fo:margin-right="0cm" fo:text-indent="0cm" style:auto-text-indent="false"/>
      <style:text-properties officeooo:rsid="027c5d63" officeooo:paragraph-rsid="027c5d63"/>
    </style:style>
    <style:style style:name="P41" style:family="paragraph" style:parent-style-name="КП">
      <style:paragraph-properties fo:margin-left="0cm" fo:margin-right="0cm" fo:text-indent="0cm" style:auto-text-indent="false"/>
      <style:text-properties officeooo:rsid="027d0af0" officeooo:paragraph-rsid="027d0af0"/>
    </style:style>
    <style:style style:name="P42" style:family="paragraph" style:parent-style-name="КП">
      <style:paragraph-properties fo:margin-left="0cm" fo:margin-right="0cm" fo:text-indent="0cm" style:auto-text-indent="false"/>
      <style:text-properties officeooo:paragraph-rsid="028068c1"/>
    </style:style>
    <style:style style:name="P43" style:family="paragraph" style:parent-style-name="КП">
      <style:paragraph-properties fo:margin-left="0cm" fo:margin-right="0cm" fo:text-indent="0cm" style:auto-text-indent="false"/>
      <style:text-properties officeooo:rsid="02838616" officeooo:paragraph-rsid="02838616"/>
    </style:style>
    <style:style style:name="P44" style:family="paragraph" style:parent-style-name="КП">
      <style:paragraph-properties fo:margin-left="0cm" fo:margin-right="0cm" fo:text-indent="0cm" style:auto-text-indent="false"/>
      <style:text-properties fo:language="none" fo:country="none" officeooo:rsid="028398f8" officeooo:paragraph-rsid="028398f8"/>
    </style:style>
    <style:style style:name="P45" style:family="paragraph" style:parent-style-name="КП">
      <style:paragraph-properties fo:margin-left="0cm" fo:margin-right="0cm" fo:text-indent="0cm" style:auto-text-indent="false"/>
      <style:text-properties fo:language="none" fo:country="none" officeooo:rsid="028438da" officeooo:paragraph-rsid="028438da"/>
    </style:style>
    <style:style style:name="P46" style:family="paragraph" style:parent-style-name="КП">
      <style:paragraph-properties fo:margin-left="0cm" fo:margin-right="0cm" fo:text-align="center" style:justify-single-word="false" fo:text-indent="0cm" style:auto-text-indent="false" fo:break-before="page"/>
      <style:text-properties fo:font-weight="bold" officeooo:rsid="0015bae9" officeooo:paragraph-rsid="0015bae9" style:font-weight-asian="bold" style:font-weight-complex="bold"/>
    </style:style>
    <style:style style:name="P47" style:family="paragraph" style:parent-style-name="КП">
      <style:text-properties officeooo:rsid="0277a214" officeooo:paragraph-rsid="0277a214"/>
    </style:style>
    <style:style style:name="P48" style:family="paragraph" style:parent-style-name="КП">
      <style:paragraph-properties fo:break-before="page"/>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7d0af0" officeooo:paragraph-rsid="027d0af0"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7e463c" officeooo:paragraph-rsid="027e463c"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none" fo:country="none" fo:font-style="normal" fo:text-shadow="none" style:text-underline-style="none" fo:font-weight="normal" officeooo:rsid="027d0af0" officeooo:paragraph-rsid="027d0af0"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none" fo:country="none" fo:font-style="normal" fo:text-shadow="none" style:text-underline-style="none" fo:font-weight="normal" officeooo:rsid="027e463c" officeooo:paragraph-rsid="027e463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7e463c" officeooo:paragraph-rsid="027e463c"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Heading">
      <style:paragraph-properties fo:text-align="start" style:justify-single-word="false"/>
      <style:text-properties fo:color="#000000" style:text-outline="false" style:text-line-through-style="none" style:text-line-through-type="none" style:font-name="Liberation Serif" fo:font-size="12pt" fo:language="none" fo:country="none" fo:font-style="normal" fo:text-shadow="none" style:text-underline-style="none" fo:font-weight="normal" officeooo:rsid="027e463c" officeooo:paragraph-rsid="027e463c"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Heading">
      <style:paragraph-properties fo:text-align="start" style:justify-single-word="false"/>
      <style:text-properties fo:color="#000000" style:text-outline="false" style:text-line-through-style="none" style:text-line-through-type="none" style:font-name="Times New Roman3" fo:font-size="12pt" fo:font-style="normal" fo:text-shadow="none" style:text-underline-style="none" fo:font-weight="normal" officeooo:rsid="026f3169" officeooo:paragraph-rsid="026f3169"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Footer">
      <style:paragraph-properties fo:text-align="center" style:justify-single-word="false"/>
      <style:text-properties fo:language="en" fo:country="US" officeooo:rsid="024c0f1a" officeooo:paragraph-rsid="024c0f1a"/>
    </style:style>
    <style:style style:name="T1"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officeooo:rsid="026b3a73"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2"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3" style:family="text">
      <style:text-properties fo:font-variant="normal" fo:text-transform="none" fo:color="#000000" style:text-line-through-style="none" style:text-line-through-type="none" style:font-name="Times New Roman2" fo:font-size="14pt" fo:letter-spacing="normal" fo:language="ru" fo:country="RU" fo:font-style="normal" style:text-underline-style="none" fo:font-weight="normal" style:text-blinking="false" fo:background-color="#ffffff" loext:char-shading-value="0" style:font-size-asian="14pt" style:font-style-asian="normal" style:font-size-complex="14pt" style:font-style-complex="normal"/>
    </style:style>
    <style:style style:name="T4" style:family="text">
      <style:text-properties fo:font-variant="normal" fo:text-transform="none" fo:color="#000000" style:text-line-through-style="none" style:text-line-through-type="none" style:font-name="Times New Roman2" fo:font-size="14pt" fo:letter-spacing="normal" fo:language="none" fo:country="none" fo:font-style="normal" style:text-underline-style="none" fo:font-weight="normal" officeooo:rsid="026b3a73"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5" style:family="text">
      <style:text-properties fo:font-variant="normal" fo:text-transform="none" fo:color="#000000" style:text-line-through-style="none" style:text-line-through-type="none" style:font-name="Times New Roman2" fo:font-size="14pt" fo:letter-spacing="normal" fo:language="none" fo:country="none" fo:font-style="normal" style:text-underline-style="none" fo:font-weight="normal" officeooo:rsid="026d1359"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6" style:family="text">
      <style:text-properties fo:font-variant="normal" fo:text-transform="none" fo:color="#000000" style:text-line-through-style="none" style:text-line-through-type="none" style:font-name="Times New Roman2" fo:font-size="14pt" fo:letter-spacing="normal" fo:language="none" fo:country="none" fo:font-style="normal" style:text-underline-style="none" fo:font-weight="normal"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7" style:family="text">
      <style:text-properties fo:font-variant="normal" fo:text-transform="none" fo:color="#000000" style:text-line-through-style="none" style:text-line-through-type="none" style:font-name="Times New Roman2" fo:font-size="14pt" fo:letter-spacing="normal" fo:language="none" fo:country="none" fo:font-style="normal" style:text-underline-style="none" fo:font-weight="normal" officeooo:rsid="026f3169" style:text-blinking="false" fo:background-color="transparent" loext:char-shading-value="0" style:font-size-asian="14pt" style:language-asian="zxx" style:country-asian="none" style:font-style-asian="normal" style:font-size-complex="14pt" style:language-complex="zxx" style:country-complex="none" style:font-style-complex="normal" loext:padding="0cm" loext:border="none"/>
    </style:style>
    <style:style style:name="T8" style:family="text">
      <style:text-properties fo:font-variant="normal" fo:text-transform="none" style:font-name="Times New Roman2" fo:font-size="14pt" fo:letter-spacing="normal" fo:language="none" fo:country="none" style:text-blinking="false" fo:background-color="transparent" loext:char-shading-value="0" style:font-size-asian="14pt" style:language-asian="zxx" style:country-asian="none" style:font-size-complex="14pt" style:language-complex="zxx" style:country-complex="none" loext:padding="0cm" loext:border="none"/>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6d21b7" style:font-size-asian="14pt" style:font-weight-asian="normal" style:font-size-complex="14pt" style:font-weight-complex="normal"/>
    </style:style>
    <style:style style:name="T11" style:family="text">
      <style:text-properties fo:language="none" fo:country="none"/>
    </style:style>
    <style:style style:name="T12" style:family="text">
      <style:text-properties fo:language="none" fo:country="none" officeooo:rsid="0264987d"/>
    </style:style>
    <style:style style:name="T13" style:family="text">
      <style:text-properties fo:language="none" fo:country="none" officeooo:rsid="026fe7a6"/>
    </style:style>
    <style:style style:name="T14" style:family="text">
      <style:text-properties fo:language="none" fo:country="none" officeooo:rsid="0273762f"/>
    </style:style>
    <style:style style:name="T15" style:family="text">
      <style:text-properties fo:language="none" fo:country="none" officeooo:rsid="0273e91b"/>
    </style:style>
    <style:style style:name="T16" style:family="text">
      <style:text-properties fo:language="none" fo:country="none" officeooo:rsid="0276b90b"/>
    </style:style>
    <style:style style:name="T17" style:family="text">
      <style:text-properties fo:language="none" fo:country="none" officeooo:rsid="0281eadf"/>
    </style:style>
    <style:style style:name="T18" style:family="text">
      <style:text-properties fo:language="none" fo:country="none" officeooo:rsid="028398f8"/>
    </style:style>
    <style:style style:name="T19" style:family="text">
      <style:text-properties officeooo:rsid="025f1d8a"/>
    </style:style>
    <style:style style:name="T20" style:family="text">
      <style:text-properties officeooo:rsid="0264987d"/>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МИНИСТЕРСТВО ОБРАЗОВАНИЯ И НАУКИ РОССИЙСКОЙ ФЕДЕРАЦИИ</text:p>
      <text:p text:style-name="P12">Федеральное государственное бюджетное образовательное учреждение</text:p>
      <text:p text:style-name="P12">высшего образования</text:p>
      <text:p text:style-name="P12">«Московский Авиационный Институт</text:p>
      <text:p text:style-name="P12">(Национальный Исследовательский Университет)»</text:p>
      <text:p text:style-name="P12">ФАКУЛЬТЕТ ИНФОРМАЦИОННЫХ ТЕХНОЛОГИЙ И ПРИКЛАДНОЙ МАТЕМАТИКОЙ</text:p>
      <text:p text:style-name="P12">Кафедра вычислительной математики и программирования</text:p>
      <text:p text:style-name="P9"/>
      <text:p text:style-name="P9"/>
      <text:p text:style-name="P9"/>
      <text:p text:style-name="P9"/>
      <text:p text:style-name="P9"/>
      <text:p text:style-name="P10">Курсовой проект </text:p>
      <text:p text:style-name="P11">по курсу вычислительные системы 1 семестра</text:p>
      <text:p text:style-name="P5">Задание <text:span text:style-name="T20">3. </text:span><text:span text:style-name="T12">Вещественный тип. Приближенные вычисления. Табулирование функций</text:span></text:p>
      <text:p text:style-name="P4"/>
      <text:p text:style-name="P3"/>
      <text:p text:style-name="P3"/>
      <text:p text:style-name="P3"/>
      <text:p text:style-name="P3"/>
      <table:table table:name="Таблица4" table:style-name="Таблица4">
        <table:table-column table:style-name="Таблица4.A" table:number-columns-repeated="2"/>
        <table:table-row>
          <table:table-cell table:style-name="Таблица4.A1" office:value-type="string">
            <text:p text:style-name="P8">Студент:</text:p>
          </table:table-cell>
          <table:table-cell table:style-name="Таблица4.B1" office:value-type="string">
            <text:p text:style-name="P8"><text:span text:style-name="T19">Саженов К.С.</text:span> </text:p>
          </table:table-cell>
        </table:table-row>
        <table:table-row>
          <table:table-cell table:style-name="Таблица4.A5" office:value-type="string">
            <text:p text:style-name="P8">Группа:</text:p>
          </table:table-cell>
          <table:table-cell table:style-name="Таблица4.B2" office:value-type="string">
            <text:p text:style-name="P6">М80 - 108Б - 19</text:p>
          </table:table-cell>
        </table:table-row>
        <table:table-row>
          <table:table-cell table:style-name="Таблица4.A5" office:value-type="string">
            <text:p text:style-name="P8">Преподаватель:</text:p>
          </table:table-cell>
          <table:table-cell table:style-name="Таблица4.B3" office:value-type="string">
            <text:p text:style-name="P8">Поповкин А.В.</text:p>
          </table:table-cell>
        </table:table-row>
        <table:table-row>
          <table:table-cell table:style-name="Таблица4.A5" office:value-type="string">
            <text:p text:style-name="P8">Подпись:</text:p>
          </table:table-cell>
          <table:table-cell table:style-name="Таблица4.B4" office:value-type="string">
            <text:p text:style-name="P7"/>
          </table:table-cell>
        </table:table-row>
        <table:table-row>
          <table:table-cell table:style-name="Таблица4.A5" office:value-type="string">
            <text:p text:style-name="P8">Оценка:</text:p>
          </table:table-cell>
          <table:table-cell table:style-name="Таблица4.B5" office:value-type="string">
            <text:p text:style-name="P7"/>
          </table:table-cell>
        </table:table-row>
      </table:table>
      <text:p text:style-name="P2"/>
      <text:p text:style-name="P2"/>
      <text:p text:style-name="P2"/>
      <text:p text:style-name="P2"/>
      <text:p text:style-name="P2"/>
      <text:p text:style-name="P2"/>
      <text:p text:style-name="P2"/>
      <text:p text:style-name="P1"><text:span text:style-name="T10">М</text:span><text:span text:style-name="T9">осква, 2019</text:span></text:p>
      <text:p text:style-name="P46"><text:s text:c="5"/>СОДЕРЖАНИЕ</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4"><text:a xlink:type="simple" xlink:href="#__RefHeading___Toc239_2137607056" text:style-name="Index_20_Link" text:visited-style-name="Index_20_Link">Задача<text:tab/>3</text:a></text:p>
          <text:p text:style-name="P24"><text:a xlink:type="simple" xlink:href="#__RefHeading___Toc2251_1208348216" text:style-name="Index_20_Link" text:visited-style-name="Index_20_Link">Общий метод решения<text:tab/>4</text:a></text:p>
          <text:p text:style-name="P24"><text:a xlink:type="simple" xlink:href="#__RefHeading___Toc2476_1208348216" text:style-name="Index_20_Link" text:visited-style-name="Index_20_Link">Общие сведения о программе<text:tab/>5</text:a></text:p>
          <text:p text:style-name="P24"><text:a xlink:type="simple" xlink:href="#__RefHeading___Toc2478_1208348216" text:style-name="Index_20_Link" text:visited-style-name="Index_20_Link">Функциональное назначение<text:tab/>6</text:a></text:p>
          <text:p text:style-name="P24"><text:a xlink:type="simple" xlink:href="#__RefHeading___Toc2480_1208348216" text:style-name="Index_20_Link" text:visited-style-name="Index_20_Link">Описание программы<text:tab/>7</text:a></text:p>
          <text:p text:style-name="P24"><text:a xlink:type="simple" xlink:href="#__RefHeading___Toc2482_1208348216" text:style-name="Index_20_Link" text:visited-style-name="Index_20_Link">Протокол<text:tab/>9</text:a></text:p>
          <text:p text:style-name="P24"><text:a xlink:type="simple" xlink:href="#__RefHeading___Toc2484_1208348216" text:style-name="Index_20_Link" text:visited-style-name="Index_20_Link">вывод<text:tab/>13</text:a></text:p>
          <text:p text:style-name="P24"><text:a xlink:type="simple" xlink:href="#__RefHeading___Toc2486_1208348216" text:style-name="Index_20_Link" text:visited-style-name="Index_20_Link">Использованые источники<text:tab/>14</text:a></text:p>
        </text:index-body>
      </text:table-of-content>
      <text:h text:style-name="P16" text:outline-level="1"><text:bookmark-start text:name="__RefHeading___Toc239_2137607056"/>Задача<text:bookmark-end text:name="__RefHeading___Toc239_2137607056"/></text:h>
      <text:p text:style-name="P25"><text:span text:style-name="T3"/></text:p>
      <text:p text:style-name="P29"><text:span text:style-name="T2">Составить программу на языке программирования Си, которая </text:span><text:span text:style-name="T1">печатает таблицу значений элементарной функции, вычисленной двумя способами: по формуле Тейлора и с помощью функций из стандартной библиотеки языка Си. В качестве аргументов таблицы взять точки разбиения </text:span><text:span text:style-name="T4">[a,b] на n равных частей (n+1 точка включая концы отрезка), находящихся в рекомендованной области достаточной точности формулы Тейлора. Вычисления по формуле Тейлора проводить по экономной в сложностном смысле схеме с точностью ε*k, где ε – машинное эпсилон аппаратно реализованного типа для данной ЭВМ, а k – экспериментально подбираемый коэффициент, обеспечивающий приемлемую сходимость. Число итераций должно ограничиваться сверху числом порядка 100. Программа должна сама определять машинное ε и обеспечивать корректные размеры генерируемой таблицы.</text:span></text:p>
      <text:p text:style-name="P29"><text:span text:style-name="T5"/></text:p>
      <text:p text:style-name="P30"><text:span text:style-name="T6">22 вариант задания:</text:span></text:p>
      <text:p text:style-name="P32"><text:span text:style-name="T6">Отрезок - [0.0, 1.0]</text:span></text:p>
      <text:p text:style-name="P30"><text:span text:style-name="T6"/></text:p>
      <table:table table:name="funcs" table:style-name="funcs">
        <table:table-column table:style-name="funcs.A" table:number-columns-repeated="2"/>
        <table:table-header-rows>
          <table:table-row>
            <table:table-cell table:style-name="funcs.A1" office:value-type="string">
              <text:p text:style-name="P55">Функция</text:p>
            </table:table-cell>
            <table:table-cell table:style-name="funcs.B1" office:value-type="string">
              <text:p text:style-name="P55">Разложение в ряд</text:p>
            </table:table-cell>
          </table:table-row>
        </table:table-header-rows>
        <table:table-row>
          <table:table-cell table:style-name="funcs.A2" office:value-type="string">
            <text:p text:style-name="P27"><text:span text:style-name="T8"><draw:frame draw:style-name="fr1" draw:name="Object1" text:anchor-type="as-char" svg:y="-0.437cm" svg:width="1.917cm" svg:height="0.557cm" draw:z-index="0"><draw:object xlink:href="./Object 1" xlink:type="simple" xlink:show="embed" xlink:actuate="onLoad"/><draw:image xlink:href="./ObjectReplacements/Object 1" xlink:type="simple" xlink:show="embed" xlink:actuate="onLoad"/></draw:frame></text:span></text:p>
          </table:table-cell>
          <table:table-cell table:style-name="funcs.B2" office:value-type="string">
            <text:p text:style-name="P27"><text:span text:style-name="T8"><draw:frame draw:style-name="fr1" draw:name="Object2" text:anchor-type="as-char" svg:y="-0.716cm" svg:width="3.473cm" svg:height="1.094cm" draw:z-index="1"><draw:object xlink:href="./Object 2" xlink:type="simple" xlink:show="embed" xlink:actuate="onLoad"/><draw:image xlink:href="./ObjectReplacements/Object 2" xlink:type="simple" xlink:show="embed" xlink:actuate="onLoad"/></draw:frame></text:span></text:p>
          </table:table-cell>
        </table:table-row>
      </table:table>
      <text:p text:style-name="P30"><text:span text:style-name="T6"/></text:p>
      <text:p text:style-name="P30"><text:span text:style-name="T6"/></text:p>
      <text:p text:style-name="P30"><text:span text:style-name="T6">За количество </text:span><text:span text:style-name="T7">x-ов</text:span><text:span text:style-name="T6"> на отрезке [</text:span><text:span text:style-name="T7">0.0, 1.0</text:span><text:span text:style-name="T6">] взято число 15.</text:span></text:p>
      <text:h text:style-name="P18" text:outline-level="1"><text:bookmark-start text:name="__RefHeading___Toc2251_1208348216"/>Общий метод решения<text:bookmark-end text:name="__RefHeading___Toc2251_1208348216"/></text:h>
      <text:p text:style-name="P31">Общий метод решения заключается в нахождении значения функции в некоторо<text:span text:style-name="T13">й</text:span> точке при помощи двух способов.</text:p>
      <text:p text:style-name="P31">Первый способ заключается в использовании функций, встроенных в стандартную математическую библиотеку языка Си «<text:span text:style-name="T11">math.c».</text:span><text:span text:style-name="T13"> В стандартной библиотеке имеется функция «expl», которая считает e^x, где x — единственный аргумент функции.</text:span></text:p>
      <text:p text:style-name="P33"><text:span text:style-name="T11">Функция, реализующая вычисление с помощью ряда Тейлора для функции f(x) в окрестности точки a выглядит следующим образом:</text:span></text:p>
      <text:p text:style-name="P33"><text:span text:style-name="T11"><draw:frame draw:style-name="fr1" draw:name="Object3" text:anchor-type="as-char" svg:y="-0.716cm" svg:width="11.546cm" svg:height="1.094cm" draw:z-index="2"><draw:object xlink:href="./Object 3" xlink:type="simple" xlink:show="embed" xlink:actuate="onLoad"/><draw:image xlink:href="./ObjectReplacements/Object 3" xlink:type="simple" xlink:show="embed" xlink:actuate="onLoad"/></draw:frame></text:span></text:p>
      <text:p text:style-name="P34"><text:span text:style-name="T11">Основопологающей вещью в вычислении данной функции является наличие, так называемого, машинного эпсилон, котоое является критерием точности вычислений на заданной ЭВМ.</text:span></text:p>
      <text:p text:style-name="P34"><text:span text:style-name="T11">Машинное эпсилон — минимальное число, выразимое на конечной вычислительной машине.</text:span></text:p>
      <text:p text:style-name="P35"><text:span text:style-name="T11">Его можно найти путём сравнения 1 + ε с 1 </text:span><text:span text:style-name="T14">(1 + ε == 1)</text:span><text:span text:style-name="T11">. Последнее число, </text:span><text:span text:style-name="T15">при стремлении к нулю</text:span><text:span text:style-name="T11">, при котором данное выражение выдаст false и будет машинным эпсилон.</text:span></text:p>
      <text:p text:style-name="P36"><text:span text:style-name="T11">Я буду вычислять на каждом шаге итерации n-ое слагаемое ряда Тейлора и, в случае если данное слагаемое будет меньше k*ε(где k — эмперически-подобранный коэффицент), то далее вычислять ряд Тейлора является бессмысленным, т.к. члены ряда дошли до максимальной точности компьютера.</text:span></text:p>
      <text:h text:style-name="P19" text:outline-level="1"><text:bookmark-start text:name="__RefHeading___Toc2476_1208348216"/>Общие сведения о программе<text:bookmark-end text:name="__RefHeading___Toc2476_1208348216"/></text:h>
      <text:p text:style-name="P47">Язык и система программирования: <text:span text:style-name="T11">GNU C</text:span></text:p>
      <text:p text:style-name="P47"><text:span text:style-name="T11">Местонахождение файлов ~/university/course_work/</text:span></text:p>
      <text:p text:style-name="P47"><text:span text:style-name="T11">Способ вызова и загрузки: gcc .c course3.c -lm -Wall -std=c99 -pedantic -o c3.out &amp;&amp; ./c3.out</text:span></text:p>
      <text:h text:style-name="P17" text:outline-level="1"><text:bookmark-start text:name="__RefHeading___Toc2478_1208348216"/>Функциональное назначение<text:bookmark-end text:name="__RefHeading___Toc2478_1208348216"/></text:h>
      <text:p text:style-name="P37">Программа предназначена для выполнения вещественных вычислений значений трансцедентных <text:s/>функций в алгебраической форме с использованием ряда Тейлора.</text:p>
      <text:p text:style-name="P37">Ряд Тейлора – это разложение функции в бесконечную сумму степенных</text:p>
      <text:p text:style-name="P37">функций. Если функция f(x) имеет непрерывные производные до (n + 1) порядка,</text:p>
      <text:p text:style-name="P37">то ее можно разложить по формуле Тейлора.</text:p>
      <text:p text:style-name="P37"/>
      <text:p text:style-name="P37">Ранее данный метод использовался для аппаратного вычисления подобных</text:p>
      <text:p text:style-name="P37">функций, так как в то время компьютеры были способны только на сложение,</text:p>
      <text:p text:style-name="P37">вычитание и умножение. На сегодняшний день аппаратное обеспечение позво-</text:p>
      <text:p text:style-name="P37">ляет вычислять трансцендентные функции другими способами, которые более</text:p>
      <text:p text:style-name="P37">эффективны во всех смыслах.</text:p>
      <text:h text:style-name="P20" text:outline-level="1"><text:bookmark-start text:name="__RefHeading___Toc2480_1208348216"/>Описание программы<text:bookmark-end text:name="__RefHeading___Toc2480_1208348216"/></text:h>
      <text:p text:style-name="P40">Программа работы:</text:p>
      <text:p text:style-name="P40">– Определяем стандартные функции языка С, подключая заголовки «<text:span text:style-name="T11">math.h» и «stdio.h»</text:span></text:p>
      <text:p text:style-name="P40"><text:span text:style-name="T11">– Определяем функцию вычисления машинного эпсилон</text:span></text:p>
      <text:p text:style-name="P40"><text:span text:style-name="T11">– Определяем функцию для вычисления члена ряда Тейлора</text:span></text:p>
      <text:p text:style-name="P40"><text:span text:style-name="T11">– Определяем функцию для вычисления функции при помощи встроенных функций</text:span></text:p>
      <text:p text:style-name="P40"><text:span text:style-name="T11">– Вычисляем машинное эпсилон и выводим.</text:span></text:p>
      <text:p text:style-name="P40"><text:span text:style-name="T11">– Печатаем таблицу аргументов функций, значений полученных средствами языка С и ряда Тейлора, количество итераций запрошенное машиной для вычисления значения функции</text:span></text:p>
      <text:p text:style-name="P40"><text:span text:style-name="T11">– Конец</text:span></text:p>
      <text:p text:style-name="P38"/>
      <text:p text:style-name="P38">Составленная программа, решающая данную задачу, состоит из <text:span text:style-name="T11">5-ти функций и 5-ти объявленных констант, которые можно менять в тексте программы для изменения точности значений, количества шагов и размеры отрезка [a,b].</text:span></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text:p>
      <text:p text:style-name="P41"><text:span text:style-name="T11">Таблица 1. Описание функций программы:</text:span></text:p>
      <table:table table:name="Table1" table:style-name="Table1">
        <table:table-column table:style-name="Table1.A" table:number-columns-repeated="3"/>
        <table:table-row>
          <table:table-cell table:style-name="Table1.A1" office:value-type="string">
            <text:p text:style-name="P49">Название функции</text:p>
          </table:table-cell>
          <table:table-cell table:style-name="Table1.A1" office:value-type="string">
            <text:p text:style-name="P49">Входные аргументы</text:p>
          </table:table-cell>
          <table:table-cell table:style-name="Table1.C1" office:value-type="string">
            <text:p text:style-name="P49">Описание функции</text:p>
          </table:table-cell>
        </table:table-row>
        <table:table-row table:style-name="Table1.2">
          <table:table-cell table:style-name="Table1.A2" office:value-type="string">
            <text:p text:style-name="P28"><text:span text:style-name="T11">compute_epsilon</text:span></text:p>
          </table:table-cell>
          <table:table-cell table:style-name="Table1.A2" office:value-type="string">
            <text:p text:style-name="P49">-</text:p>
          </table:table-cell>
          <table:table-cell table:style-name="Table1.C2" office:value-type="string">
            <text:p text:style-name="P28"><text:span text:style-name="T11">Функция считает машинный epsilon, методом, описанным выше, а именно сравнивая <text:s/>1+</text:span><text:span text:style-name="T16">ε </text:span><text:span text:style-name="T11">и 1. Пока выражение 1 &lt; 1 + <text:s/></text:span><text:span text:style-name="T16">ε </text:span><text:span text:style-name="T11">возвращает true, функция делит epsilon пополам.</text:span></text:p>
          </table:table-cell>
        </table:table-row>
        <table:table-row>
          <table:table-cell table:style-name="Table1.A2" office:value-type="string">
            <text:p text:style-name="P28"><text:span text:style-name="T11">inner_func </text:span></text:p>
          </table:table-cell>
          <table:table-cell table:style-name="Table1.A2" office:value-type="string">
            <text:p text:style-name="P51">long double x</text:p>
          </table:table-cell>
          <table:table-cell table:style-name="Table1.C2" office:value-type="string">
            <text:p text:style-name="P28"><text:span text:style-name="T11">Функция вычисляет функцию, данную в задаче при помощи встроенных в язык программирования С средств. Используется функция expl, которая вычисляет экспоненту для long double типа.</text:span></text:p>
          </table:table-cell>
        </table:table-row>
        <table:table-row>
          <table:table-cell table:style-name="Table1.A2" office:value-type="string">
            <text:p text:style-name="P28"><text:span text:style-name="T11">factorial</text:span></text:p>
          </table:table-cell>
          <table:table-cell table:style-name="Table1.A2" office:value-type="string">
            <text:p text:style-name="P51">long long n</text:p>
          </table:table-cell>
          <table:table-cell table:style-name="Table1.C2" office:value-type="string">
            <text:p text:style-name="P28"><text:span text:style-name="T11">Функция вычисляет факториал числа n, данное во входных аргументах, путём итерирования от 2 до n включительно и умножения ans на i, где ans — ответ, а i — число, которое пробегается от 2 до n.</text:span></text:p>
          </table:table-cell>
        </table:table-row>
      </table:table>
      <text:p text:style-name="P15">Таблица <text:span text:style-name="T11">2. Описание переменных и констант</text:span></text:p>
      <table:table table:name="vars" table:style-name="vars">
        <table:table-column table:style-name="vars.A"/>
        <table:table-column table:style-name="vars.B"/>
        <table:table-header-rows>
          <table:table-row>
            <table:table-cell table:style-name="vars.A1" office:value-type="string">
              <text:p text:style-name="P54">long double k</text:p>
            </table:table-cell>
            <table:table-cell table:style-name="vars.B1" office:value-type="string">
              <text:p text:style-name="P53">Эмпирический коэффицент для <text:span text:style-name="T11">eps</text:span></text:p>
            </table:table-cell>
          </table:table-row>
        </table:table-header-rows>
        <table:table-row>
          <table:table-cell table:style-name="vars.A2" office:value-type="string">
            <text:p text:style-name="P52">long double eps</text:p>
          </table:table-cell>
          <table:table-cell table:style-name="vars.B2" office:value-type="string">
            <text:p text:style-name="P50">Машинный эпсилон</text:p>
          </table:table-cell>
        </table:table-row>
        <table:table-row>
          <table:table-cell table:style-name="vars.A2" office:value-type="string">
            <text:p text:style-name="P52">long double a,b</text:p>
          </table:table-cell>
          <table:table-cell table:style-name="vars.B2" office:value-type="string">
            <text:p text:style-name="P50">Границы отрезка</text:p>
          </table:table-cell>
        </table:table-row>
        <table:table-row>
          <table:table-cell table:style-name="vars.A2" office:value-type="string">
            <text:p text:style-name="P52">int n</text:p>
          </table:table-cell>
          <table:table-cell table:style-name="vars.B2" office:value-type="string">
            <text:p text:style-name="P50">Кол-во итераций</text:p>
          </table:table-cell>
        </table:table-row>
        <table:table-row>
          <table:table-cell table:style-name="vars.A2" office:value-type="string">
            <text:p text:style-name="P52">int steps</text:p>
          </table:table-cell>
          <table:table-cell table:style-name="vars.B2" office:value-type="string">
            <text:p text:style-name="P50">Кол-во отрезков</text:p>
          </table:table-cell>
        </table:table-row>
        <table:table-row>
          <table:table-cell table:style-name="vars.A2" office:value-type="string">
            <text:p text:style-name="P52">int max_iters</text:p>
          </table:table-cell>
          <table:table-cell table:style-name="vars.B2" office:value-type="string">
            <text:p text:style-name="P50">Максимальное кол-во итераций</text:p>
          </table:table-cell>
        </table:table-row>
        <table:table-row>
          <table:table-cell table:style-name="vars.A2" office:value-type="string">
            <text:p text:style-name="P52">long double cur_member</text:p>
          </table:table-cell>
          <table:table-cell table:style-name="vars.B2" office:value-type="string">
            <text:p text:style-name="P52">I-ое слагаемое ряда</text:p>
          </table:table-cell>
        </table:table-row>
        <table:table-row>
          <table:table-cell table:style-name="vars.A2" office:value-type="string">
            <text:p text:style-name="P52">long double sum</text:p>
          </table:table-cell>
          <table:table-cell table:style-name="vars.B2" office:value-type="string">
            <text:p text:style-name="P52">Сумма ряда</text:p>
          </table:table-cell>
        </table:table-row>
      </table:table>
      <text:p text:style-name="P39"/>
      <text:h text:style-name="P21" text:outline-level="1"><text:bookmark-start text:name="__RefHeading___Toc2482_1208348216"/>Протокол<text:bookmark-end text:name="__RefHeading___Toc2482_1208348216"/></text:h>
      <text:p text:style-name="P14">[sakost@sakost-pc course_work/]$ cat c3.c</text:p>
      <text:p text:style-name="P25">#include &lt;math.h&gt;</text:p>
      <text:p text:style-name="P25">#include &lt;stdio.h&gt;</text:p>
      <text:p text:style-name="КП"/>
      <text:p text:style-name="P25">typedef long double ld;</text:p>
      <text:p text:style-name="КП"/>
      <text:p text:style-name="P25">const ld k = 10e2;</text:p>
      <text:p text:style-name="P25">const ld a = 0.l;</text:p>
      <text:p text:style-name="P25">const ld b = 1.l;</text:p>
      <text:p text:style-name="P25">const int steps = 15;</text:p>
      <text:p text:style-name="P25"/>
      <text:p text:style-name="P25">const int max_iters = 100;</text:p>
      <text:p text:style-name="P25"/>
      <text:p text:style-name="P25">ld compute_epsilon(){</text:p>
      <text:p text:style-name="P25"><text:s text:c="4"/>ld eps = 1;</text:p>
      <text:p text:style-name="P25"><text:s text:c="4"/>while(1 &lt; 1 + eps)</text:p>
      <text:p text:style-name="P25"><text:s text:c="8"/>eps /= 2;</text:p>
      <text:p text:style-name="P25"><text:s text:c="4"/>return eps;</text:p>
      <text:p text:style-name="P25">}</text:p>
      <text:p text:style-name="P25"/>
      <text:p text:style-name="P25">ld inner_func(ld x){</text:p>
      <text:p text:style-name="P25"><text:s text:c="4"/>return (1 + x) * expl(-x);</text:p>
      <text:p text:style-name="P25">}</text:p>
      <text:p text:style-name="P25"/>
      <text:p text:style-name="P25">int factorial(long long <text:s/>n){</text:p>
      <text:p text:style-name="P25"><text:s text:c="4"/>ld ans = 1;</text:p>
      <text:p text:style-name="P25"><text:s text:c="4"/>for (long long i = 2; i &lt;= n; ++i) {</text:p>
      <text:p text:style-name="P25"><text:soft-page-break/><text:s text:c="8"/>ans *= i;</text:p>
      <text:p text:style-name="P25"><text:s text:c="4"/>}</text:p>
      <text:p text:style-name="P25"><text:s text:c="4"/>return ans;</text:p>
      <text:p text:style-name="P25">}</text:p>
      <text:p text:style-name="P25"/>
      <text:p text:style-name="P25">ld teilor_member(ld x, int n){</text:p>
      <text:p text:style-name="P25"><text:s text:c="4"/>ld v = 2*((-1) * ((n+1) &amp; 1)) + 1;</text:p>
      <text:p text:style-name="P25"><text:s text:c="4"/>v *= (n-1);</text:p>
      <text:p text:style-name="P25"><text:s text:c="4"/>v /= (ld)factorial(n);</text:p>
      <text:p text:style-name="P25"><text:s text:c="4"/>v *= powl(x, n);</text:p>
      <text:p text:style-name="P25"><text:s text:c="4"/>return v;</text:p>
      <text:p text:style-name="P25">}</text:p>
      <text:p text:style-name="P25"/>
      <text:p text:style-name="P25"/>
      <text:p text:style-name="P25">int main(){</text:p>
      <text:p text:style-name="P25"><text:s text:c="4"/>ld step = (b-a)/steps;</text:p>
      <text:p text:style-name="P25"/>
      <text:p text:style-name="P25"><text:s text:c="4"/>ld eps = compute_epsilon();</text:p>
      <text:p text:style-name="P25"><text:s text:c="4"/>printf("Machine epsilon for long double for this system is %.20Lf\n", eps);</text:p>
      <text:p text:style-name="P25"/>
      <text:p text:style-name="P25"><text:s text:c="4"/>printf("______________________________________________________\n");</text:p>
      <text:p text:style-name="P25"><text:s text:c="4"/>printf("|x <text:s text:c="2"/>| Sum <text:s text:c="16"/>|(1 + x) * e ^ (-x) <text:s text:c="2"/>| <text:s/>n|\n");</text:p>
      <text:p text:style-name="P25"><text:s text:c="4"/>printf("|____|_____________________|_____________________|___|\n");</text:p>
      <text:p text:style-name="P25"/>
      <text:p text:style-name="P25"><text:s text:c="4"/>for(ld x = a; x &lt; b + step; x += step){</text:p>
      <text:p text:style-name="P25"><text:s text:c="8"/>int n = 0;</text:p>
      <text:p text:style-name="P25"><text:s text:c="8"/>ld cur_member = 1;</text:p>
      <text:p text:style-name="P42"><text:s text:c="8"/>ld sum = 0;</text:p>
      <text:p text:style-name="P42"><text:soft-page-break/><text:s text:c="8"/>while((fabsl(cur_member) &gt; eps * k &amp;&amp; n &lt; max_iters) || n == 2){</text:p>
      <text:p text:style-name="P25"><text:s text:c="12"/>cur_member = teilor_member(x, n);</text:p>
      <text:p text:style-name="P25"><text:s text:c="12"/>sum += cur_member;</text:p>
      <text:p text:style-name="P25"><text:s text:c="12"/>n++;</text:p>
      <text:p text:style-name="P25"><text:s text:c="8"/>}</text:p>
      <text:p text:style-name="P25"><text:s text:c="8"/>printf("|%.2Lf|%.19Lf|%.19Lf|%3d|\n", x, sum, inner_func(x), n);</text:p>
      <text:p text:style-name="P25"><text:s text:c="4"/>}</text:p>
      <text:p text:style-name="P25"><text:s text:c="4"/>printf("|____|_____________________|_____________________|___|\n");</text:p>
      <text:p text:style-name="P25">}</text:p>
      <text:p text:style-name="P25"><text:span text:style-name="T17">[</text:span>sakost@sakost-pc course work]$ gcc main3.c -Wall -std=c99 -pedantic -lm</text:p>
      <text:p text:style-name="P25">[sakost@sakost-pc course work]$ ./a.out </text:p>
      <text:p text:style-name="P25">Machine epsilon for long double for this system is 0.00000000000000000005</text:p>
      <text:p text:style-name="P25">______________________________________________________</text:p>
      <text:p text:style-name="P25">|x <text:s text:c="2"/>| Sum <text:s text:c="16"/>|(1 + x) * e ^ (-x) <text:s text:c="2"/>| <text:s/>n|</text:p>
      <text:p text:style-name="P25">|____|_____________________|_____________________|___|</text:p>
      <text:p text:style-name="P25">|0.00|1.0000000000000000000|1.0000000000000000000| <text:s/>3|</text:p>
      <text:p text:style-name="P25">|0.07|0.9978741173670589202|0.9978741173670589203| 11|</text:p>
      <text:p text:style-name="P25">|0.13|0.9918630949153404478|0.9918630949153404478| 13|</text:p>
      <text:p text:style-name="P25">|0.20|0.9824769036935782244|0.9824769036935782304| 14|</text:p>
      <text:p text:style-name="P25">|0.27|0.9701758952618881261|0.9701758952618883441| 16|</text:p>
      <text:p text:style-name="P25">|0.33|0.9553750807650485869|0.9553750807650523339| 19|</text:p>
      <text:p text:style-name="P25">|0.40|0.9384480644498563176|0.9384480644498950211| 22|</text:p>
      <text:p text:style-name="P25">|0.47|0.9197306584002051000|0.9197306584004823214| 27|</text:p>
      <text:p text:style-name="P25">|0.53|0.8995242032471930592|0.8995242032487153936| 32|</text:p>
      <text:p text:style-name="P25">|0.60|0.8780986177436185365|0.8780986177504422922| 40|</text:p>
      <text:p text:style-name="P25">|0.67|0.8556951983615859334|0.8556951983876533782| 50|</text:p>
      <text:p text:style-name="P25">|0.73|0.8325291884681413595|0.8325291885556522441| 66|</text:p>
      <text:p text:style-name="P25">|0.80|0.8087921351469114567|0.8087921354109988645| 93|</text:p>
      <text:p text:style-name="P25"><text:soft-page-break/>|0.87|0.7846540503540443737|0.7846540510828729228|100|</text:p>
      <text:p text:style-name="P25">|0.93|0.7602653917912884671|0.7602653936792899699|100|</text:p>
      <text:p text:style-name="P25">|1.00|0.7357588549435166975|0.7357588823428846432|100|</text:p>
      <text:p text:style-name="P25">|____|_____________________|_____________________|___|</text:p>
      <text:p text:style-name="P25">[sakost@sakost-pc course work]$</text:p>
      <text:p text:style-name="P25"/>
      <text:h text:style-name="P22" text:outline-level="1"><text:bookmark-start text:name="__RefHeading___Toc2484_1208348216"/>вывод<text:bookmark-end text:name="__RefHeading___Toc2484_1208348216"/></text:h>
      <text:p text:style-name="P43">В процессе выполнения этого задания, я получил навыки вычисления и дальнейшего использования так называемого «машинного эпсилон». <text:s/>После генерации таблицы значений заданной функции можно увидеть, что значчения совпадают до <text:span text:style-name="T11">10-14 знака после запятой. Из-за того, что существует понятие ограниченности разрядной сетки, вещественные числа имеют диапазон представления в памяти компьютера, что неизбежно приводит к тому, что в вычислениях в окрестности границ этого диапазона возникают погрешности.</text:span></text:p>
      <text:p text:style-name="P43"><text:span text:style-name="T11">На данный момент использование ряда Тейлора для вычисления трансцендентных функций является не оправданным, т. к. они требуют намного больше ресурсов, чем современные методы и имеют меньшую точность.</text:span></text:p>
      <text:h text:style-name="P23" text:outline-level="1"><text:bookmark-start text:name="__RefHeading___Toc2486_1208348216"/>Использованые источники<text:bookmark-end text:name="__RefHeading___Toc2486_1208348216"/></text:h>
      <text:p text:style-name="P25"><text:span text:style-name="T18">1) </text:span>Численные методы. Линейная алгебра и нелинейные уравнения. Учебное пособие. — Directmedia, 2014-05-20. — 432 с.</text:p>
      <text:p text:style-name="P44">2) Ильин В. А., Садовничий В. А., Сендов Б. Х. Математический анализ, ч. 1,</text:p>
      <text:p text:style-name="P44">изд. 3, ред. А. Н. Тихонов. М.: Проспект, 2004.</text:p>
      <text:p text:style-name="P45">3) Романов Е. Си/Си++. От дилетанта до профессионала.</text:p>
      <text:p text:style-name="P45">ermak.cs.nstu.ru. Проверено 25 мая 2015.</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Nimbus Mono PS" svg:font-family="'Nimbus Mono PS'"/>
    <style:font-face style:name="PT Sans" svg:font-family="'PT Sans', Arial, sans-serif"/>
    <style:font-face style:name="Times New RTimes New Roman" svg:font-family="'Times New RTimes New Roman'"/>
    <style:font-face style:name="Times New Roman4" svg:font-family="'Times New Roman'"/>
    <style:font-face style:name="apple-system" svg:font-family="apple-system, BlinkMacSystemFont, Roboto, 'Open Sans', 'Helvetica Neue', 'Noto Sans Armenian', 'Noto Sans Bengali', 'Noto Sans Cherokee', 'Noto Sans Devanagari', 'Noto Sans Ethiopic', 'Noto Sans Georgian', 'Noto Sans Hebrew', 'Noto Sans Kannada', 'Noto Sans Khmer', 'Noto Sans Lao', 'Noto Sans Osmanya', 'Noto Sans Tamil', 'Noto Sans Telugu', 'Noto Sans Thai', sans-serif"/>
    <style:font-face style:name="monospace" svg:font-family="monospace"/>
    <style:font-face style:name="Times New ROman" svg:font-family="'Times New ROman'" style:font-family-generic="roman"/>
    <style:font-face style:name="Times New Roman3"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SimSun1" svg:font-family="NSimSun"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Обычный" style:font-family-generic="roman" style:font-pitch="variable"/>
    <style:font-face style:name="Times New Roman" svg:font-family="'Times New Roman'" style:font-adornments="Полужирный"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top="0cm" fo:margin-bottom="0.21cm" loext:contextual-spacing="false" fo:text-align="center" style:justify-single-word="false" fo:orphans="0" fo:widows="0" style:page-number="auto" fo:break-before="page"/>
      <style:text-properties fo:text-transform="uppercase" style:font-name="Times New Roman" fo:font-family="'Times New Roman'" style:font-style-name="Полужирный" style:font-family-generic="roman" style:font-pitch="variable" fo:font-size="14pt" fo:font-weight="bold" style:font-size-asian="130%" style:font-weight-asian="bold" style:font-size-complex="130%" style:font-weight-complex="bold"/>
    </style:style>
    <style:style style:name="КП" style:family="paragraph" style:parent-style-name="Standard" style:master-page-name="">
      <style:paragraph-properties fo:margin-left="0cm" fo:margin-right="0cm" fo:line-height="150%" fo:text-align="justify" style:justify-single-word="false" fo:hyphenation-ladder-count="no-limit" fo:text-indent="1.251cm" style:auto-text-indent="false" style:page-number="auto"/>
      <style:text-properties style:font-name="Times New Roman1" fo:font-family="'Times New Roman'" style:font-style-name="Обычный" style:font-family-generic="roman" style:font-pitch="variable" fo:font-size="14pt" fo:hyphenate="true" fo:hyphenation-remain-char-count="2" fo:hyphenation-push-char-count="2"/>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501cm" style:type="right" style:leader-style="dotted" style:leader-text="."/>
        </style:tab-stops>
      </style:paragraph-properties>
      <style:text-properties fo:text-transform="uppercase" style:font-name="Times New Roman1" fo:font-family="'Times New Roman'" style:font-style-name="Обычный" style:font-family-generic="roman" style:font-pitch="variable"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996cm" style:type="center"/>
          <style:tab-stop style:position="17.992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language="en" fo:country="US" officeooo:rsid="024c0f1a" officeooo:paragraph-rsid="024c0f1a"/>
    </style:style>
    <style:page-layout style:name="Mpm1" style:page-usage="mirrored">
      <style:page-layout-properties fo:page-width="21.001cm" fo:page-height="29.7cm" style:num-format="1" style:print-orientation="portrait" fo:margin-top="2.54cm" fo:margin-bottom="2.54cm" fo:margin-left="1.51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5</text:page-number></text:p>
      </style:footer>
      <loext:footer-first>
        <text:p text:style-name="MP1"><text:page-number text:select-page="current">2</text:page-number></text:p>
      </loext: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8:15:27.777000000</meta:creation-date>
    <dc:date>2019-12-17T12:36:25.228553449</dc:date>
    <meta:editing-duration>P2DT8H7M29S</meta:editing-duration>
    <meta:editing-cycles>566</meta:editing-cycles>
    <meta:generator>LibreOffice/6.2.8.2$Linux_X86_64 LibreOffice_project/20$Build-2</meta:generator>
    <meta:print-date>2019-11-26T08:56:34.296000000</meta:print-date>
    <meta:document-statistic meta:table-count="4" meta:image-count="0" meta:object-count="3" meta:page-count="15" meta:paragraph-count="188" meta:word-count="1153" meta:character-count="9132" meta:non-whitespace-character-count="7902"/>
  </office:meta>
</office:document-meta>
</file>

<file path=Object 1/content.xml><?xml version="1.0" encoding="utf-8"?>
<math xmlns="http://www.w3.org/1998/Math/MathML" display="block">
  <semantics>
    <mrow>
      <mrow>
        <mo fence="true" stretchy="false">(</mo>
        <mrow>
          <mrow>
            <mn>1</mn>
            <mo stretchy="false">+</mo>
            <mi>x</mi>
          </mrow>
        </mrow>
        <mo fence="true" stretchy="false">)</mo>
      </mrow>
      <mo stretchy="false">⋅</mo>
      <msup>
        <mi>e</mi>
        <mrow>
          <mo stretchy="false">−</mo>
          <mi>x</mi>
        </mrow>
      </msup>
    </mrow>
    <annotation encoding="StarMath 5.0">( 1 +x ) cdot e^-x</annotation>
  </semantics>
</math>
</file>

<file path=Object 2/content.xml><?xml version="1.0" encoding="utf-8"?>
<math xmlns="http://www.w3.org/1998/Math/MathML" display="block">
  <semantics>
    <mrow>
      <mfrac>
        <mrow>
          <msup>
            <mrow>
              <mo fence="true" stretchy="false">(</mo>
              <mrow>
                <mrow>
                  <mo stretchy="false">−</mo>
                  <mn>1</mn>
                </mrow>
              </mrow>
              <mo fence="true" stretchy="false">)</mo>
            </mrow>
            <mrow>
              <mo fence="true" stretchy="false">(</mo>
              <mrow>
                <mrow>
                  <mi>n</mi>
                  <mo stretchy="false">−</mo>
                  <mn>1</mn>
                </mrow>
              </mrow>
              <mo fence="true" stretchy="false">)</mo>
            </mrow>
          </msup>
          <mo stretchy="false">⋅</mo>
          <mrow>
            <mo fence="true" stretchy="false">(</mo>
            <mrow>
              <mrow>
                <mi>n</mi>
                <mo stretchy="false">−</mo>
                <mn>1</mn>
              </mrow>
            </mrow>
            <mo fence="true" stretchy="false">)</mo>
          </mrow>
        </mrow>
        <mrow>
          <mi>n</mi>
          <mi>!</mi>
        </mrow>
      </mfrac>
      <mo stretchy="false">⋅</mo>
      <msup>
        <mi>x</mi>
        <mi>n</mi>
      </msup>
    </mrow>
    <annotation encoding="StarMath 5.0">(-1)^(n-1) cdot {(n-1)} over {n!} cdot x^n
</annotation>
  </semantics>
</math>
</file>

<file path=Object 3/content.xml><?xml version="1.0" encoding="utf-8"?>
<math xmlns="http://www.w3.org/1998/Math/MathML" display="block">
  <semantics>
    <mrow>
      <mi>f</mi>
      <mrow>
        <mrow>
          <mo fence="true" stretchy="false">(</mo>
          <mrow>
            <mi>x</mi>
          </mrow>
          <mo fence="true" stretchy="false">)</mo>
        </mrow>
        <mo stretchy="false">=</mo>
        <mi>f</mi>
      </mrow>
      <mrow>
        <mrow>
          <mo fence="true" stretchy="false">(</mo>
          <mrow>
            <mi>a</mi>
          </mrow>
          <mo fence="true" stretchy="false">)</mo>
        </mrow>
        <mo stretchy="false">+</mo>
        <mrow>
          <mfrac>
            <mrow>
              <mi>f</mi>
              <mi>'</mi>
              <mrow>
                <mo fence="true" stretchy="false">(</mo>
                <mrow>
                  <mi>a</mi>
                </mrow>
                <mo fence="true" stretchy="false">)</mo>
              </mrow>
            </mrow>
            <mrow>
              <mn>1</mn>
              <mi>!</mi>
            </mrow>
          </mfrac>
          <mo stretchy="false">⋅</mo>
          <mrow>
            <mo fence="true" stretchy="false">(</mo>
            <mrow>
              <mrow>
                <mi>x</mi>
                <mo stretchy="false">−</mo>
                <mi>a</mi>
              </mrow>
            </mrow>
            <mo fence="true" stretchy="false">)</mo>
          </mrow>
        </mrow>
        <mo stretchy="false">+</mo>
        <mrow>
          <mfrac>
            <mrow>
              <mi>f</mi>
              <mi>'</mi>
              <mi>'</mi>
              <mrow>
                <mo fence="true" stretchy="false">(</mo>
                <mrow>
                  <mi>a</mi>
                </mrow>
                <mo fence="true" stretchy="false">)</mo>
              </mrow>
            </mrow>
            <mrow>
              <mn>2</mn>
              <mi>!</mi>
            </mrow>
          </mfrac>
          <mo stretchy="false">⋅</mo>
          <msup>
            <mrow>
              <mo fence="true" stretchy="false">(</mo>
              <mrow>
                <mrow>
                  <mi>x</mi>
                  <mo stretchy="false">−</mo>
                  <mi>a</mi>
                </mrow>
              </mrow>
              <mo fence="true" stretchy="false">)</mo>
            </mrow>
            <mn>2</mn>
          </msup>
        </mrow>
        <mo stretchy="false">+</mo>
        <mn>...</mn>
        <mo stretchy="false">+</mo>
        <mrow>
          <mfrac>
            <mrow>
              <msup>
                <mi>f</mi>
                <mrow>
                  <mo fence="true" stretchy="false">(</mo>
                  <mrow>
                    <mi>n</mi>
                  </mrow>
                  <mo fence="true" stretchy="false">)</mo>
                </mrow>
              </msup>
              <mrow>
                <mo fence="true" stretchy="false">(</mo>
                <mrow>
                  <mi>a</mi>
                </mrow>
                <mo fence="true" stretchy="false">)</mo>
              </mrow>
            </mrow>
            <mrow>
              <mi>n</mi>
              <mi>!</mi>
            </mrow>
          </mfrac>
          <mo stretchy="false">⋅</mo>
          <msup>
            <mrow>
              <mo fence="true" stretchy="false">(</mo>
              <mrow>
                <mrow>
                  <mi>x</mi>
                  <mo stretchy="false">−</mo>
                  <mi>a</mi>
                </mrow>
              </mrow>
              <mo fence="true" stretchy="false">)</mo>
            </mrow>
            <mi>n</mi>
          </msup>
        </mrow>
        <mo stretchy="false">+</mo>
        <mn>..</mn>
      </mrow>
      <mi>.</mi>
    </mrow>
    <annotation encoding="StarMath 5.0">f(x) = f(a) + {f'(a)} over {1!} cdot ( x-a ) + { f''(a) } over { 2! } cdot ( x-a )^2 + ... + { f^(n)(a) } over { n! } cdot ( x-a )^n + ...</annotation>
  </semantics>
</math>
</file>